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???? CN Bold" svg:font-family="'???? CN Bold'"/>
    <style:font-face style:name="DejaVu Sans Mono" svg:font-family="'DejaVu Sans Mono'"/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Nimbus Mono L" officeooo:rsid="0007e423" officeooo:paragraph-rsid="0010a254" style:font-name-asian="Nimbus Mono L"/>
    </style:style>
    <style:style style:name="P2" style:family="paragraph" style:parent-style-name="Preformatted_20_Text">
      <style:text-properties style:font-name="Nimbus Mono L" officeooo:rsid="0007e423" officeooo:paragraph-rsid="0012953f" style:font-name-asian="Nimbus Mono L"/>
    </style:style>
    <style:style style:name="P3" style:family="paragraph" style:parent-style-name="Preformatted_20_Text">
      <style:text-properties style:font-name="Nimbus Mono L" officeooo:rsid="0007e423" officeooo:paragraph-rsid="00150d53" style:font-name-asian="Nimbus Mono L"/>
    </style:style>
    <style:style style:name="P4" style:family="paragraph" style:parent-style-name="Preformatted_20_Text">
      <style:text-properties style:font-name="Nimbus Mono L" officeooo:rsid="0007e423" officeooo:paragraph-rsid="0015fb5a" style:font-name-asian="Nimbus Mono L"/>
    </style:style>
    <style:style style:name="P5" style:family="paragraph" style:parent-style-name="Preformatted_20_Text">
      <style:text-properties style:font-name="Nimbus Mono L" officeooo:rsid="0007e423" officeooo:paragraph-rsid="00196a0f" style:font-name-asian="Nimbus Mono L"/>
    </style:style>
    <style:style style:name="P6" style:family="paragraph" style:parent-style-name="Preformatted_20_Text">
      <style:text-properties style:font-name="Nimbus Mono L" officeooo:rsid="0007e423" officeooo:paragraph-rsid="001bf31c" style:font-name-asian="Nimbus Mono L"/>
    </style:style>
    <style:style style:name="P7" style:family="paragraph" style:parent-style-name="Preformatted_20_Text">
      <style:text-properties style:font-name="Nimbus Mono L" officeooo:rsid="0007e423" officeooo:paragraph-rsid="001d77e9" style:font-name-asian="Nimbus Mono L"/>
    </style:style>
    <style:style style:name="P8" style:family="paragraph" style:parent-style-name="Preformatted_20_Text">
      <style:text-properties style:font-name="Nimbus Mono L" officeooo:rsid="0007e423" officeooo:paragraph-rsid="0024e510" style:font-name-asian="Nimbus Mono L"/>
    </style:style>
    <style:style style:name="P9" style:family="paragraph" style:parent-style-name="Preformatted_20_Text">
      <style:text-properties style:font-name="Nimbus Mono L" officeooo:rsid="0007e423" officeooo:paragraph-rsid="0025c799" style:font-name-asian="Nimbus Mono L"/>
    </style:style>
    <style:style style:name="P10" style:family="paragraph" style:parent-style-name="Preformatted_20_Text">
      <style:text-properties style:font-name="Nimbus Mono L" officeooo:rsid="0007e423" officeooo:paragraph-rsid="002b069d" style:font-name-asian="Nimbus Mono L"/>
    </style:style>
    <style:style style:name="P11" style:family="paragraph" style:parent-style-name="Preformatted_20_Text">
      <style:text-properties style:font-name="Nimbus Mono L" officeooo:rsid="0007e423" officeooo:paragraph-rsid="00311e76" style:font-name-asian="Nimbus Mono L"/>
    </style:style>
    <style:style style:name="P12" style:family="paragraph" style:parent-style-name="Preformatted_20_Text">
      <style:text-properties style:font-name="Nimbus Mono L" officeooo:rsid="0007e423" officeooo:paragraph-rsid="0032f25d" style:font-name-asian="Nimbus Mono L"/>
    </style:style>
    <style:style style:name="P13" style:family="paragraph" style:parent-style-name="Preformatted_20_Text">
      <style:text-properties style:font-name="Nimbus Mono L" officeooo:rsid="0007e423" officeooo:paragraph-rsid="0034dd21" style:font-name-asian="Nimbus Mono L"/>
    </style:style>
    <style:style style:name="P14" style:family="paragraph" style:parent-style-name="Preformatted_20_Text">
      <style:text-properties style:font-name="Nimbus Mono L" officeooo:rsid="0007e423" officeooo:paragraph-rsid="0037eb20" style:font-name-asian="Nimbus Mono L"/>
    </style:style>
    <style:style style:name="P15" style:family="paragraph" style:parent-style-name="Preformatted_20_Text">
      <style:text-properties style:font-name="Nimbus Mono L" officeooo:rsid="0007e423" officeooo:paragraph-rsid="003cd892" style:font-name-asian="Nimbus Mono L"/>
    </style:style>
    <style:style style:name="P16" style:family="paragraph" style:parent-style-name="Preformatted_20_Text">
      <style:text-properties style:font-name="Nimbus Mono L" officeooo:rsid="0007e423" officeooo:paragraph-rsid="00404576" style:font-name-asian="Nimbus Mono L"/>
    </style:style>
    <style:style style:name="P17" style:family="paragraph" style:parent-style-name="Preformatted_20_Text">
      <style:text-properties style:font-name="Nimbus Mono L" officeooo:rsid="0007e423" officeooo:paragraph-rsid="0042e1d5" style:font-name-asian="Nimbus Mono L"/>
    </style:style>
    <style:style style:name="P18" style:family="paragraph" style:parent-style-name="Preformatted_20_Text">
      <style:text-properties style:font-name="Nimbus Mono L" officeooo:rsid="0007e423" officeooo:paragraph-rsid="0047a84c" style:font-name-asian="Nimbus Mono L"/>
    </style:style>
    <style:style style:name="P19" style:family="paragraph" style:parent-style-name="Preformatted_20_Text">
      <style:text-properties style:font-name="Nimbus Mono L" officeooo:rsid="0007e423" officeooo:paragraph-rsid="004a4e4e" style:font-name-asian="Nimbus Mono L"/>
    </style:style>
    <style:style style:name="P20" style:family="paragraph" style:parent-style-name="Preformatted_20_Text">
      <style:text-properties style:font-name="Nimbus Mono L" officeooo:rsid="0007e423" officeooo:paragraph-rsid="004cf08b" style:font-name-asian="Nimbus Mono L"/>
    </style:style>
    <style:style style:name="P21" style:family="paragraph" style:parent-style-name="Preformatted_20_Text">
      <style:text-properties style:font-name="Nimbus Mono L" officeooo:rsid="0007e423" officeooo:paragraph-rsid="004f0095" style:font-name-asian="Nimbus Mono L"/>
    </style:style>
    <style:style style:name="P22" style:family="paragraph" style:parent-style-name="Preformatted_20_Text">
      <style:text-properties style:font-name="Nimbus Mono L" officeooo:rsid="0007e423" officeooo:paragraph-rsid="004f1ef3" style:font-name-asian="Nimbus Mono L"/>
    </style:style>
    <style:style style:name="P23" style:family="paragraph" style:parent-style-name="Preformatted_20_Text">
      <style:text-properties style:font-name="Nimbus Mono L" officeooo:rsid="0007e423" officeooo:paragraph-rsid="00525cca" style:font-name-asian="Nimbus Mono L"/>
    </style:style>
    <style:style style:name="P24" style:family="paragraph" style:parent-style-name="Preformatted_20_Text">
      <style:text-properties style:font-name="Nimbus Mono L" officeooo:rsid="0007e423" officeooo:paragraph-rsid="0055ab5a" style:font-name-asian="Nimbus Mono L"/>
    </style:style>
    <style:style style:name="P25" style:family="paragraph" style:parent-style-name="Preformatted_20_Text">
      <style:text-properties style:font-name="Nimbus Mono L" officeooo:rsid="0007e423" officeooo:paragraph-rsid="005759ae" style:font-name-asian="Nimbus Mono L"/>
    </style:style>
    <style:style style:name="P26" style:family="paragraph" style:parent-style-name="Preformatted_20_Text">
      <style:text-properties style:font-name="Nimbus Mono L" officeooo:rsid="0007e423" officeooo:paragraph-rsid="0059d274" style:font-name-asian="Nimbus Mono L"/>
    </style:style>
    <style:style style:name="P27" style:family="paragraph" style:parent-style-name="Preformatted_20_Text">
      <style:text-properties style:font-name="Nimbus Mono L" officeooo:rsid="0007e423" officeooo:paragraph-rsid="005d9852" style:font-name-asian="Nimbus Mono L"/>
    </style:style>
    <style:style style:name="P28" style:family="paragraph" style:parent-style-name="Preformatted_20_Text">
      <style:text-properties style:font-name="Nimbus Mono L" officeooo:rsid="0007e423" officeooo:paragraph-rsid="0062195e" style:font-name-asian="Nimbus Mono L"/>
    </style:style>
    <style:style style:name="P29" style:family="paragraph" style:parent-style-name="Preformatted_20_Text">
      <style:text-properties style:font-name="Nimbus Mono L" officeooo:rsid="0007e423" officeooo:paragraph-rsid="0063b145" style:font-name-asian="Nimbus Mono L"/>
    </style:style>
    <style:style style:name="P30" style:family="paragraph" style:parent-style-name="Preformatted_20_Text">
      <style:text-properties style:font-name="Nimbus Mono L" officeooo:paragraph-rsid="0051da3a"/>
    </style:style>
    <style:style style:name="P31" style:family="paragraph" style:parent-style-name="Preformatted_20_Text">
      <style:text-properties fo:color="#808080" style:font-name="???? CN Bold" fo:font-size="11.3999996185303pt" fo:font-style="italic" officeooo:rsid="0007e423" officeooo:paragraph-rsid="004f0095" style:font-name-asian="Nimbus Mono L"/>
    </style:style>
    <style:style style:name="P32" style:family="paragraph" style:parent-style-name="Standard">
      <style:text-properties style:font-name="Nimbus Mono L" officeooo:rsid="0007e423" officeooo:paragraph-rsid="0010a254" style:font-name-asian="Nimbus Mono L"/>
    </style:style>
    <style:style style:name="P33" style:family="paragraph" style:parent-style-name="Standard">
      <style:text-properties style:font-name="Nimbus Mono L" officeooo:rsid="0007e423" officeooo:paragraph-rsid="004f1ef3" style:font-name-asian="Nimbus Mono L"/>
    </style:style>
    <style:style style:name="P34" style:family="paragraph" style:parent-style-name="Standard">
      <style:text-properties style:font-name="Nimbus Mono L" officeooo:rsid="0014c351" officeooo:paragraph-rsid="0010a254" style:font-name-asian="Nimbus Mono L"/>
    </style:style>
    <style:style style:name="P35" style:family="paragraph" style:parent-style-name="Table_20_Contents">
      <style:text-properties style:font-name="Nimbus Mono L" fo:font-size="10pt" style:font-name-asian="Nimbus Mono L" style:font-size-asian="10pt" style:font-name-complex="Liberation Mono" style:font-size-complex="10pt"/>
    </style:style>
    <style:style style:name="P36" style:family="paragraph" style:parent-style-name="Preformatted_20_Text">
      <style:text-properties style:font-name="Nimbus Mono L" officeooo:rsid="0007e423" officeooo:paragraph-rsid="0063b145" style:font-name-asian="Nimbus Mono L"/>
    </style:style>
    <style:style style:name="P37" style:family="paragraph" style:parent-style-name="Preformatted_20_Text">
      <style:text-properties style:font-name="Nimbus Mono L" officeooo:rsid="0007e423" officeooo:paragraph-rsid="006c6778" style:font-name-asian="Nimbus Mono L"/>
    </style:style>
    <style:style style:name="P38" style:family="paragraph" style:parent-style-name="Preformatted_20_Text">
      <style:text-properties style:font-name="Nimbus Mono L" officeooo:rsid="0007e423" officeooo:paragraph-rsid="006e1cf0" style:font-name-asian="Nimbus Mono L"/>
    </style:style>
    <style:style style:name="T1" style:family="text">
      <style:text-properties officeooo:rsid="001eb657"/>
    </style:style>
    <style:style style:name="T2" style:family="text">
      <style:text-properties officeooo:rsid="003e7ff1"/>
    </style:style>
    <style:style style:name="T3" style:family="text">
      <style:text-properties officeooo:rsid="001b00f3"/>
    </style:style>
    <style:style style:name="T4" style:family="text">
      <style:text-properties officeooo:rsid="001b6dfc"/>
    </style:style>
    <style:style style:name="T5" style:family="text">
      <style:text-properties officeooo:rsid="0009cd60"/>
    </style:style>
    <style:style style:name="T6" style:family="text">
      <style:text-properties officeooo:rsid="00387f61"/>
    </style:style>
    <style:style style:name="T7" style:family="text">
      <style:text-properties officeooo:rsid="00566f4a"/>
    </style:style>
    <style:style style:name="T8" style:family="text">
      <style:text-properties officeooo:rsid="001fb8c0"/>
    </style:style>
    <style:style style:name="T9" style:family="text">
      <style:text-properties officeooo:rsid="0013463b"/>
    </style:style>
    <style:style style:name="T10" style:family="text">
      <style:text-properties officeooo:rsid="00150d53"/>
    </style:style>
    <style:style style:name="T11" style:family="text">
      <style:text-properties officeooo:rsid="001d2b21"/>
    </style:style>
    <style:style style:name="T12" style:family="text">
      <style:text-properties officeooo:rsid="001d77e9"/>
    </style:style>
    <style:style style:name="T13" style:family="text">
      <style:text-properties officeooo:rsid="00225c3a"/>
    </style:style>
    <style:style style:name="T14" style:family="text">
      <style:text-properties officeooo:rsid="0024e510"/>
    </style:style>
    <style:style style:name="T15" style:family="text">
      <style:text-properties officeooo:rsid="002511c8"/>
    </style:style>
    <style:style style:name="T16" style:family="text">
      <style:text-properties officeooo:rsid="0025c799"/>
    </style:style>
    <style:style style:name="T17" style:family="text">
      <style:text-properties officeooo:rsid="00270b10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fb8c0" style:font-weight-asian="bold" style:font-weight-complex="bold"/>
    </style:style>
    <style:style style:name="T20" style:family="text">
      <style:text-properties officeooo:rsid="0047a84c"/>
    </style:style>
    <style:style style:name="T21" style:family="text">
      <style:text-properties officeooo:rsid="004f0095"/>
    </style:style>
    <style:style style:name="T22" style:family="text">
      <style:text-properties fo:color="#808080" fo:font-size="11.3999996185303pt" fo:font-style="italic"/>
    </style:style>
    <style:style style:name="T23" style:family="text">
      <style:text-properties fo:color="#808080" fo:font-size="11.3999996185303pt" fo:font-style="italic" officeooo:rsid="0007e423" style:font-name-asian="Nimbus Mono L"/>
    </style:style>
    <style:style style:name="T24" style:family="text">
      <style:text-properties fo:color="#808080" fo:font-size="11.3999996185303pt" fo:font-style="italic" officeooo:rsid="00150d53"/>
    </style:style>
    <style:style style:name="T25" style:family="text">
      <style:text-properties fo:color="#808080" style:font-name="DejaVu Sans Mono" fo:font-size="11.3999996185303pt" fo:font-style="italic" officeooo:rsid="005d7ff3"/>
    </style:style>
    <style:style style:name="T26" style:family="text">
      <style:text-properties officeooo:rsid="0007e423" style:font-name-asian="Nimbus Mono L"/>
    </style:style>
    <style:style style:name="T27" style:family="text">
      <style:text-properties officeooo:rsid="001eb657" style:font-name-asian="Nimbus Mono L"/>
    </style:style>
    <style:style style:name="T28" style:family="text">
      <style:text-properties officeooo:rsid="004f1ef3"/>
    </style:style>
    <style:style style:name="T29" style:family="text">
      <style:text-properties officeooo:rsid="005526e3"/>
    </style:style>
    <style:style style:name="T30" style:family="text">
      <style:text-properties officeooo:rsid="0055ab5a"/>
    </style:style>
    <style:style style:name="T31" style:family="text">
      <style:text-properties officeooo:rsid="005759ae"/>
    </style:style>
    <style:style style:name="T32" style:family="text">
      <style:text-properties officeooo:rsid="0059d274"/>
    </style:style>
    <style:style style:name="T33" style:family="text">
      <style:text-properties officeooo:rsid="005d9852"/>
    </style:style>
    <style:style style:name="T34" style:family="text">
      <style:text-properties officeooo:rsid="00603627"/>
    </style:style>
    <style:style style:name="T35" style:family="text">
      <style:text-properties officeooo:rsid="0063b145"/>
    </style:style>
    <style:style style:name="T36" style:family="text">
      <style:text-properties officeooo:rsid="006c677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作者：夏志丽 </text:p>
      <text:p text:style-name="P32">模块名:技能等级晋升</text:p>
      <text:p text:style-name="P2"><text:tab/>导航下拉名_1:技能<text:bookmark-start text:name="__DdeLink__752_288152594"/><text:bookmark-start text:name="__DdeLink__736_288152594"/>等级晋升<text:bookmark-end text:name="__DdeLink__752_288152594"/><text:bookmark-end text:name="__DdeLink__736_288152594"/></text:p>
      <text:p text:style-name="P1"><text:tab/><text:tab/>导航名_1:<text:bookmark-start text:name="__DdeLink__738_288152594"/>资金准备审核表<text:bookmark-end text:name="__DdeLink__738_288152594"/></text:p>
      <text:p text:style-name="P1"><text:tab/><text:tab/><text:tab/>功能名字_1:列表 <text:s/>功能类型:网格 (有网格/树形/编辑可选)</text:p>
      <text:p text:style-name="P1"><text:tab/><text:tab/><text:tab/><text:tab/><text:bookmark-start text:name="__DdeLink__1277_581673998"/>字段名称_<text:span text:style-name="T1">1</text:span>:<text:bookmark-start text:name="__DdeLink__740_288152594"/><text:bookmark-start text:name="__DdeLink__988_1713367133"/>体系<text:bookmark-end text:name="__DdeLink__740_288152594"/></text:p>
      <text:p text:style-name="P1"><text:tab/><text:tab/><text:tab/><text:tab/>字段名称_<text:span text:style-name="T2">2</text:span>:<text:bookmark-start text:name="__DdeLink__740_2881525941"/>行业<text:bookmark-end text:name="__DdeLink__740_2881525941"/></text:p>
      <text:p text:style-name="P1"><text:tab/><text:tab/><text:tab/><text:tab/>字段名称_<text:span text:style-name="T2">3</text:span>:业务方向<text:span text:style-name="T9">-科目</text:span></text:p>
      <text:p text:style-name="P1"><text:tab/><text:tab/><text:tab/><text:tab/>字段名称_<text:span text:style-name="T2">4</text:span>:技能定位<text:span text:style-name="T9">-专业（业务范围内包含的技能）</text:span></text:p>
      <text:p text:style-name="P1"><text:tab/><text:tab/><text:tab/><text:tab/>字段名称_<text:span text:style-name="T2">5</text:span>:<text:bookmark-start text:name="__DdeLink__742_288152594"/>技能<text:bookmark-end text:name="__DdeLink__742_288152594"/>等级</text:p>
      <text:p text:style-name="P1"><text:tab/><text:tab/><text:tab/><text:tab/>字段名称_<text:span text:style-name="T2">6</text:span>:<text:bookmark-start text:name="__DdeLink__745_288152594"/><text:bookmark-start text:name="__DdeLink__983_1826826792"/>转正<text:bookmark-end text:name="__DdeLink__745_288152594"/><text:bookmark-end text:name="__DdeLink__983_1826826792"/>后间隔时间<text:tab/><text:tab/></text:p>
      <text:p text:style-name="P1"><text:tab/><text:tab/><text:tab/><text:tab/>字段名称_<text:span text:style-name="T2">7</text:span>:<text:bookmark-start text:name="__DdeLink__747_288152594"/>档次<text:bookmark-end text:name="__DdeLink__747_288152594"/></text:p>
      <text:p text:style-name="P1"><text:tab/><text:tab/><text:tab/><text:tab/>字段名称_<text:span text:style-name="T2">8</text:span>:<text:bookmark-start text:name="__DdeLink__991_1826826792"/><text:bookmark-start text:name="__DdeLink__750_288152594"/>各<text:bookmark-end text:name="__DdeLink__991_1826826792"/><text:bookmark-end text:name="__DdeLink__750_288152594"/>档次晋升间隔时间（月）</text:p>
      <text:p text:style-name="P3"><text:tab/><text:tab/><text:tab/><text:tab/>字段名称_<text:span text:style-name="T8">9</text:span>:技能职衔分数</text:p>
      <text:p text:style-name="P3"><text:tab/><text:tab/><text:tab/><text:tab/>字段名称_<text:span text:style-name="T8">10</text:span>:转换额度（<text:span text:style-name="T10">1分</text:span>）</text:p>
      <text:p text:style-name="P3"><text:tab/><text:tab/><text:tab/><text:tab/>字段名称_<text:span text:style-name="T8">11</text:span>:标准</text:p>
      <text:p text:style-name="P3"><text:tab/><text:tab/><text:tab/><text:tab/>字段名称_<text:span text:style-name="T8">12</text:span>:条件 <text:tab/></text:p>
      <text:p text:style-name="P3"><text:tab/><text:tab/><text:tab/><text:tab/>字段名称_<text:span text:style-name="T8">13</text:span>:补助额度（元）</text:p>
      <text:p text:style-name="P27"><text:tab/><text:tab/><text:tab/><text:tab/>字段名称_<text:span text:style-name="T8">14</text:span>:职衔补助额度<text:span text:style-name="T25">(</text:span><text:span text:style-name="T22">技能职衔分数*转换额度（</text:span><text:span text:style-name="T24">1分</text:span><text:span text:style-name="T22">）</text:span><text:span text:style-name="T25">)</text:span></text:p>
      <text:p text:style-name="P27"><text:tab/><text:tab/><text:tab/><text:tab/>字段名称_<text:span text:style-name="T8">15</text:span>:补助额度合计<text:span text:style-name="T33">(</text:span>职衔补助额度<text:span text:style-name="T33">+</text:span>补助额度（元）<text:span text:style-name="T33">)</text:span></text:p>
      <text:p text:style-name="P4"><text:tab/><text:tab/><text:tab/><text:tab/>字段名称_<text:span text:style-name="T8">16</text:span>:每次晋升增长幅度<text:bookmark-end text:name="__DdeLink__988_1713367133"/></text:p>
      <text:p text:style-name="P1"><text:tab/><text:tab/><text:tab/><text:tab/><text:bookmark-end text:name="__DdeLink__1277_581673998"/></text:p>
      <text:p text:style-name="P1"><text:tab/><text:tab/><text:tab/><text:tab/></text:p>
      <text:p text:style-name="P1"><text:tab/><text:tab/><text:tab/><text:tab/><text:tab/><text:tab/><text:tab/></text:p>
      <text:p text:style-name="P1"><text:tab/><text:tab/><text:tab/>功能名字_<text:span text:style-name="T3">2</text:span>:添加 <text:s/>功能类型:编辑 (有网格/树形/编辑可选)</text:p>
      <text:p text:style-name="P5"><text:tab/><text:tab/><text:tab/><text:tab/>字段名称_<text:span text:style-name="T1">1</text:span>:<text:bookmark-start text:name="__DdeLink__740_2881525942"/>体系<text:bookmark-end text:name="__DdeLink__740_2881525942"/> <text:s text:c="3"/>标签类型：文本框 必填</text:p>
      <text:p text:style-name="P11"><text:tab/><text:tab/><text:tab/><text:tab/>字段名称_<text:span text:style-name="T2">2</text:span>:<text:bookmark-start text:name="__DdeLink__740_28815259411"/>行业<text:bookmark-end text:name="__DdeLink__740_28815259411"/> <text:s text:c="3"/>标签类型：文本框 必填</text:p>
      <text:p text:style-name="P11"><text:tab/><text:tab/><text:tab/><text:tab/>字段名称_<text:span text:style-name="T2">3</text:span>:业务方向<text:span text:style-name="T9">-科目 <text:s text:c="3"/></text:span>标签类型：文本框 必填</text:p>
      <text:p text:style-name="P11"><text:tab/><text:tab/><text:tab/><text:tab/>字段名称_<text:span text:style-name="T2">4</text:span>:技能定位<text:span text:style-name="T9">-专业（业务范围内包含的技能） </text:span>标签类型：文本框 必填</text:p>
      <text:p text:style-name="P11"><text:tab/><text:tab/><text:tab/><text:tab/>字段名称_<text:span text:style-name="T2">5</text:span>:<text:bookmark-start text:name="__DdeLink__742_2881525941"/>技能<text:bookmark-end text:name="__DdeLink__742_2881525941"/>等级 <text:s text:c="3"/>标签类型：文本框 必填</text:p>
      <text:p text:style-name="P11"><text:tab/><text:tab/><text:tab/><text:tab/>字段名称_<text:span text:style-name="T2">6</text:span>:<text:bookmark-start text:name="__DdeLink__745_2881525941"/><text:bookmark-start text:name="__DdeLink__983_18268267921"/>转正<text:bookmark-end text:name="__DdeLink__745_2881525941"/><text:bookmark-end text:name="__DdeLink__983_18268267921"/>后间隔时间<text:tab/><text:tab/><text:bookmark-start text:name="__DdeLink__991_1713367133"/>标签类型：数值框 必填<text:bookmark-end text:name="__DdeLink__991_1713367133"/></text:p>
      <text:p text:style-name="P11"><text:tab/><text:tab/><text:tab/><text:tab/>字段名称_<text:span text:style-name="T2">7</text:span>:<text:bookmark-start text:name="__DdeLink__747_2881525941"/>档次<text:bookmark-end text:name="__DdeLink__747_2881525941"/> <text:s text:c="5"/>标签类型：文本框 必填</text:p>
      <text:p text:style-name="P11"><text:tab/><text:tab/><text:tab/><text:tab/>字段名称_<text:span text:style-name="T2">8</text:span>:<text:bookmark-start text:name="__DdeLink__750_2881525941"/><text:bookmark-start text:name="__DdeLink__991_18268267921"/>各<text:bookmark-end text:name="__DdeLink__750_2881525941"/><text:bookmark-end text:name="__DdeLink__991_18268267921"/>档次晋升间隔时间（月） 标签类型：数值框 必填</text:p>
      <text:p text:style-name="P11"><text:tab/><text:tab/><text:tab/><text:tab/>字段名称_<text:span text:style-name="T8">9</text:span>:技能职衔分数 <text:s text:c="4"/>标签类型：数值框 必填</text:p>
      <text:p text:style-name="P11"><text:tab/><text:tab/><text:tab/><text:tab/>字段名称_<text:span text:style-name="T8">10</text:span>:转换额度（<text:span text:style-name="T10">1分</text:span>） 标签类型：数值框 必填</text:p>
      <text:p text:style-name="P11"><text:tab/><text:tab/><text:tab/><text:tab/>字段名称_<text:span text:style-name="T8">11</text:span>:标准 <text:s text:c="9"/>标签类型：文本框 必填</text:p>
      <text:p text:style-name="P11"><text:tab/><text:tab/><text:tab/><text:tab/>字段名称_<text:span text:style-name="T8">12</text:span>:条件 <text:tab/> <text:s text:c="5"/>标签类型：文本框 必填</text:p>
      <text:p text:style-name="P11"><text:tab/><text:tab/><text:tab/><text:tab/>字段名称_<text:span text:style-name="T8">13</text:span>:补助额度（元） <text:s/>标签类型：数值框 必填</text:p>
      <text:p text:style-name="P11"><text:tab/><text:tab/><text:tab/><text:tab/>字段名称_<text:span text:style-name="T8">14</text:span>:职衔补助额度 <text:s text:c="3"/>标签类型：数值框 必填</text:p>
      <text:p text:style-name="P11"><text:tab/><text:tab/><text:tab/><text:tab/>字段名称_<text:span text:style-name="T8">15</text:span>:补助额度合计 <text:s text:c="4"/>标签类型：数值框 必填</text:p>
      <text:p text:style-name="P11"><text:tab/><text:tab/><text:tab/><text:tab/>字段名称_<text:span text:style-name="T8">16</text:span>:每次晋升增长幅度 <text:s text:c="2"/>标签类型：数值框 必填</text:p>
      <text:p text:style-name="P1"><text:tab/><text:tab/><text:tab/><text:tab/></text:p>
      <text:p text:style-name="P1"><text:tab/><text:tab/><text:tab/><text:tab/></text:p>
      <text:p text:style-name="P1"><text:tab/><text:tab/><text:tab/>功能名字_<text:span text:style-name="T4">3</text:span>:编辑 <text:s/>功能类型:编辑 (有网格/树形/编辑可选)</text:p>
      <text:p text:style-name="P12"><text:tab/><text:tab/><text:tab/><text:tab/>字段名称_<text:span text:style-name="T1">1</text:span>:<text:bookmark-start text:name="__DdeLink__740_28815259421"/>体系<text:bookmark-end text:name="__DdeLink__740_28815259421"/> <text:s text:c="3"/>标签类型：文本框 必填</text:p>
      <text:p text:style-name="P12"><text:tab/><text:tab/><text:tab/><text:tab/>字段名称_<text:span text:style-name="T2">2</text:span>:<text:bookmark-start text:name="__DdeLink__740_288152594111"/>行业<text:bookmark-end text:name="__DdeLink__740_288152594111"/> <text:s text:c="3"/>标签类型：文本框 必填</text:p>
      <text:p text:style-name="P12"><text:tab/><text:tab/><text:tab/><text:tab/>字段名称_<text:span text:style-name="T2">3</text:span>:业务方向<text:span text:style-name="T9">-科目 <text:s text:c="3"/></text:span>标签类型：文本框 必填</text:p>
      <text:p text:style-name="P12"><text:tab/><text:tab/><text:tab/><text:tab/>字段名称_<text:span text:style-name="T2">4</text:span>:技能定位<text:span text:style-name="T9">-专业（业务范围内包含的技能） </text:span>标签类型：文本框 必填</text:p>
      <text:p text:style-name="P12"><text:tab/><text:tab/><text:tab/><text:tab/>字段名称_<text:span text:style-name="T2">5</text:span>:<text:bookmark-start text:name="__DdeLink__742_28815259411"/>技能<text:bookmark-end text:name="__DdeLink__742_28815259411"/>等级 <text:s text:c="3"/>标签类型：文本框 必填</text:p>
      <text:p text:style-name="P12"><text:tab/><text:tab/><text:tab/><text:tab/>字段名称_<text:span text:style-name="T2">6</text:span>:<text:bookmark-start text:name="__DdeLink__983_182682679211"/><text:bookmark-start text:name="__DdeLink__745_28815259411"/>转正<text:bookmark-end text:name="__DdeLink__983_182682679211"/><text:bookmark-end text:name="__DdeLink__745_28815259411"/>后间隔时间<text:tab/><text:tab/><text:bookmark-start text:name="__DdeLink__991_17133671331"/>标签类型：数值框 必填<text:bookmark-end text:name="__DdeLink__991_17133671331"/></text:p>
      <text:p text:style-name="P12"><text:tab/><text:tab/><text:tab/><text:tab/>字段名称_<text:span text:style-name="T2">7</text:span>:<text:bookmark-start text:name="__DdeLink__747_28815259411"/>档次<text:bookmark-end text:name="__DdeLink__747_28815259411"/> <text:s text:c="5"/>标签类型：文本框 必填</text:p>
      <text:p text:style-name="P12"><text:tab/><text:tab/><text:tab/><text:tab/>字段名称_<text:span text:style-name="T2">8</text:span>:<text:bookmark-start text:name="__DdeLink__991_182682679211"/><text:bookmark-start text:name="__DdeLink__750_28815259411"/>各<text:bookmark-end text:name="__DdeLink__991_182682679211"/><text:bookmark-end text:name="__DdeLink__750_28815259411"/>档次晋升间隔时间（月） 标签类型：数值框 必填</text:p>
      <text:p text:style-name="P12"><text:tab/><text:tab/><text:tab/><text:tab/>字段名称_<text:span text:style-name="T8">9</text:span>:技能职衔分数 <text:s text:c="4"/>标签类型：数值框 必填</text:p>
      <text:p text:style-name="P12"><text:tab/><text:tab/><text:tab/><text:tab/>字段名称_<text:span text:style-name="T8">10</text:span>:转换额度（<text:span text:style-name="T10">1分</text:span>） 标签类型：数值框 必填</text:p>
      <text:p text:style-name="P12"><text:tab/><text:tab/><text:tab/><text:tab/>字段名称_<text:span text:style-name="T8">11</text:span>:标准 <text:s text:c="9"/>标签类型：文本框 必填</text:p>
      <text:p text:style-name="P12"><text:tab/><text:tab/><text:tab/><text:tab/>字段名称_<text:span text:style-name="T8">12</text:span>:条件 <text:tab/> <text:s text:c="5"/>标签类型：文本框 必填</text:p>
      <text:p text:style-name="P12"><text:tab/><text:tab/><text:tab/><text:tab/>字段名称_<text:span text:style-name="T8">13</text:span>:补助额度（元） <text:s/>标签类型：数值框 必填</text:p>
      <text:p text:style-name="P12"><text:tab/><text:tab/><text:tab/><text:tab/>字段名称_<text:span text:style-name="T8">14</text:span>:职衔补助额度 <text:s text:c="3"/>标签类型：数值框 必填</text:p>
      <text:p text:style-name="P12"><text:tab/><text:tab/><text:tab/><text:tab/>字段名称_<text:span text:style-name="T8">15</text:span>:补助额度合计 <text:s text:c="4"/>标签类型：数值框 必填</text:p>
      <text:p text:style-name="P12"><text:tab/><text:tab/><text:tab/><text:tab/>字段名称_<text:span text:style-name="T8">16</text:span>:每次晋升增长幅度 <text:s text:c="2"/>标签类型：数值框 必填</text:p>
      <text:p text:style-name="P12"><text:soft-page-break/></text:p>
      <text:p text:style-name="P1"><text:tab/><text:tab/><text:tab/>功能名字_<text:span text:style-name="T4">4</text:span>:删除 <text:s/>功能类型:</text:p>
      <text:p text:style-name="P1"><text:tab/><text:tab/><text:tab/> <text:s text:c="4"/></text:p>
      <text:p text:style-name="P1"/>
      <text:p text:style-name="P6"><text:tab/><text:tab/>导航名_<text:span text:style-name="T11">2</text:span>:<text:bookmark-start text:name="__DdeLink__1059_1713367133"/><text:bookmark-start text:name="__DdeLink__738_2881525941"/>员工<text:bookmark-end text:name="__DdeLink__738_2881525941"/>职能定级<text:bookmark-end text:name="__DdeLink__1059_1713367133"/></text:p>
      <text:p text:style-name="P6"><text:tab/><text:tab/><text:tab/>功能名字_1:列表 <text:s/>功能类型:网格 (有网格/树形/编辑可选)</text:p>
      <text:p text:style-name="P13"><text:tab/><text:tab/><text:tab/><text:tab/><text:bookmark-start text:name="__DdeLink__1056_1713367133"/><text:bookmark-start text:name="__DdeLink__1051_1713367133"/>字段名称_<text:span text:style-name="T1">1</text:span>:<text:bookmark-start text:name="__DdeLink__740_28815259441"/>地区<text:bookmark-end text:name="__DdeLink__740_28815259441"/></text:p>
      <text:p text:style-name="P13"><text:tab/><text:tab/><text:tab/><text:tab/>字段名称_<text:span text:style-name="T2">2</text:span>:<text:bookmark-start text:name="__DdeLink__740_288152594131"/>体系<text:bookmark-end text:name="__DdeLink__740_288152594131"/></text:p>
      <text:p text:style-name="P13"><text:tab/><text:tab/><text:tab/><text:tab/>字段名称_<text:span text:style-name="T2">3</text:span>:部门/项目组</text:p>
      <text:p text:style-name="P13"><text:tab/><text:tab/><text:tab/><text:tab/>字段名称_<text:span text:style-name="T2">4</text:span>:岗位</text:p>
      <text:p text:style-name="P13"><text:tab/><text:tab/><text:tab/><text:tab/>字段名称_<text:span text:style-name="T2">5</text:span>:姓名</text:p>
      <text:p text:style-name="P13"><text:tab/><text:tab/><text:tab/><text:tab/>字段名称_<text:span text:style-name="T2">6</text:span>:入职时间<text:tab/><text:tab/></text:p>
      <text:p text:style-name="P13"><text:tab/><text:tab/><text:tab/><text:tab/>字段名称_<text:span text:style-name="T2">7</text:span>:<text:bookmark-start text:name="__DdeLink__747_28815259431"/>入职<text:bookmark-end text:name="__DdeLink__747_28815259431"/><text:span text:style-name="T12">-职能定位-专业（业务范围包含的技能）</text:span></text:p>
      <text:p text:style-name="P13"><text:tab/><text:tab/><text:tab/><text:tab/>字段名称_<text:span text:style-name="T2">8</text:span>:入职主项技能等级</text:p>
      <text:p text:style-name="P13"><text:tab/><text:tab/><text:tab/><text:tab/>字段名称_<text:span text:style-name="T8">9</text:span>:转正技能等级</text:p>
      <text:p text:style-name="P13"><text:tab/><text:tab/><text:tab/><text:tab/>字段名称_<text:span text:style-name="T8">10</text:span>:转正时间</text:p>
      <text:p text:style-name="P13"><text:tab/><text:tab/><text:tab/><text:tab/>字段名称_<text:span text:style-name="T8">11</text:span>:主项/小项（是否为主项）<text:bookmark-end text:name="__DdeLink__1056_1713367133"/><text:bookmark-end text:name="__DdeLink__1051_1713367133"/></text:p>
      <text:p text:style-name="P1"><text:tab/><text:tab/><text:tab/><text:tab/></text:p>
      <text:p text:style-name="P1"><text:tab/><text:tab/><text:tab/><text:tab/><text:tab/><text:tab/><text:tab/></text:p>
      <text:p text:style-name="P1"><text:tab/><text:tab/><text:tab/>功能名字_<text:span text:style-name="T3">2</text:span>:添加 <text:s/>功能类型:编辑 (有网格/树形/编辑可选)</text:p>
      <text:p text:style-name="P14"><text:tab/><text:tab/><text:tab/><text:tab/>字段名称_<text:span text:style-name="T1">1</text:span>:<text:bookmark-start text:name="__DdeLink__740_2881525944311"/>地区<text:bookmark-end text:name="__DdeLink__740_2881525944311"/> <text:s text:c="11"/>标签类型：文本框 必填</text:p>
      <text:p text:style-name="P14"><text:tab/><text:tab/><text:tab/><text:tab/>字段名称_<text:span text:style-name="T2">2</text:span>:<text:bookmark-start text:name="__DdeLink__740_28815259413311"/>体系<text:bookmark-end text:name="__DdeLink__740_28815259413311"/> <text:s text:c="11"/>标签类型：文本框 必填</text:p>
      <text:p text:style-name="P14"><text:tab/><text:tab/><text:tab/><text:tab/>字段名称_<text:span text:style-name="T2">3</text:span>:部门/项目组 <text:s text:c="5"/>标签类型：文本框 必填</text:p>
      <text:p text:style-name="P14"><text:tab/><text:tab/><text:tab/><text:tab/>字段名称_<text:span text:style-name="T2">4</text:span>:岗位 <text:s text:c="11"/>标签类型：文本框 必填</text:p>
      <text:p text:style-name="P14"><text:tab/><text:tab/><text:tab/><text:tab/>字段名称_<text:span text:style-name="T2">5</text:span>:姓名 <text:s text:c="11"/>标签类型：文本框 必填</text:p>
      <text:p text:style-name="P14"><text:tab/><text:tab/><text:tab/><text:tab/>字段名称_<text:span text:style-name="T2">6</text:span>:入职时间<text:tab/><text:tab/> <text:s/>标签类型：日期框 必填</text:p>
      <text:p text:style-name="P14"><text:tab/><text:tab/><text:tab/><text:tab/>字段名称_<text:span text:style-name="T2">7</text:span>:<text:bookmark-start text:name="__DdeLink__747_2881525943311"/>入职<text:bookmark-end text:name="__DdeLink__747_2881525943311"/><text:span text:style-name="T12">-职能定位-专业（业务范围包含的技能） </text:span>标签类型：文本框 必填</text:p>
      <text:p text:style-name="P14"><text:tab/><text:tab/><text:tab/><text:tab/>字段名称_<text:span text:style-name="T2">8</text:span>:入职主项技能等级 <text:s text:c="7"/>标签类型：文本框 必填</text:p>
      <text:p text:style-name="P14"><text:tab/><text:tab/><text:tab/><text:tab/>字段名称_<text:span text:style-name="T8">9</text:span>:转正技能等级 <text:s text:c="11"/>标签类型：文本框 必填</text:p>
      <text:p text:style-name="P14"><text:tab/><text:tab/><text:tab/><text:tab/>字段名称_<text:span text:style-name="T8">10</text:span>:转正时间 <text:s text:c="13"/>标签类型：日期框 必填</text:p>
      <text:p text:style-name="P14"><text:tab/><text:tab/><text:tab/><text:tab/>字段名称_<text:span text:style-name="T8">11</text:span>:主项/小项（是否为主项） 标签类型：下拉框（是/否） 必填<text:bookmark-start text:name="__DdeLink__1277_58167399822"/></text:p>
      <text:p text:style-name="P7"><text:tab/><text:tab/><text:tab/><text:tab/><text:bookmark-end text:name="__DdeLink__1277_58167399822"/></text:p>
      <text:p text:style-name="P1"><text:tab/><text:tab/><text:tab/><text:tab/></text:p>
      <text:p text:style-name="P1"><text:tab/><text:tab/><text:tab/>功能名字_<text:span text:style-name="T4">3</text:span>:编辑 <text:s/>功能类型:编辑 (有网格/树形/编辑可选)</text:p>
      <text:p text:style-name="P13"><text:tab/><text:tab/><text:tab/><text:tab/>字段名称_<text:span text:style-name="T1">1</text:span>:<text:bookmark-start text:name="__DdeLink__740_288152594431"/>地区<text:bookmark-end text:name="__DdeLink__740_288152594431"/> <text:s text:c="11"/>标签类型：文本框 必填</text:p>
      <text:p text:style-name="P13"><text:tab/><text:tab/><text:tab/><text:tab/>字段名称_<text:span text:style-name="T2">2</text:span>:<text:bookmark-start text:name="__DdeLink__740_2881525941331"/>体系<text:bookmark-end text:name="__DdeLink__740_2881525941331"/> <text:s text:c="11"/>标签类型：文本框 必填</text:p>
      <text:p text:style-name="P13"><text:tab/><text:tab/><text:tab/><text:tab/>字段名称_<text:span text:style-name="T2">3</text:span>:部门/项目组 <text:s text:c="5"/>标签类型：文本框 必填</text:p>
      <text:p text:style-name="P13"><text:tab/><text:tab/><text:tab/><text:tab/>字段名称_<text:span text:style-name="T2">4</text:span>:岗位 <text:s text:c="11"/>标签类型：文本框 必填</text:p>
      <text:p text:style-name="P13"><text:tab/><text:tab/><text:tab/><text:tab/>字段名称_<text:span text:style-name="T2">5</text:span>:姓名 <text:s text:c="11"/>标签类型：文本框 必填</text:p>
      <text:p text:style-name="P13"><text:tab/><text:tab/><text:tab/><text:tab/>字段名称_<text:span text:style-name="T2">6</text:span>:入职时间<text:tab/><text:tab/> <text:s/>标签类型：日期框 必填</text:p>
      <text:p text:style-name="P13"><text:tab/><text:tab/><text:tab/><text:tab/>字段名称_<text:span text:style-name="T2">7</text:span>:<text:bookmark-start text:name="__DdeLink__747_288152594331"/>入职<text:bookmark-end text:name="__DdeLink__747_288152594331"/><text:span text:style-name="T12">-职能定位-专业（业务范围包含的技能） </text:span>标签类型：文本框 必填</text:p>
      <text:p text:style-name="P13"><text:tab/><text:tab/><text:tab/><text:tab/>字段名称_<text:span text:style-name="T2">8</text:span>:入职主项技能等级 <text:s text:c="7"/>标签类型：文本框 必填</text:p>
      <text:p text:style-name="P13"><text:tab/><text:tab/><text:tab/><text:tab/>字段名称_<text:span text:style-name="T8">9</text:span>:转正技能等级 <text:s text:c="11"/>标签类型：文本框 必填</text:p>
      <text:p text:style-name="P13"><text:tab/><text:tab/><text:tab/><text:tab/>字段名称_<text:span text:style-name="T8">10</text:span>:转正时间 <text:s text:c="13"/>标签类型：日期框 必填</text:p>
      <text:p text:style-name="P13"><text:tab/><text:tab/><text:tab/><text:tab/>字段名称_<text:span text:style-name="T8">11</text:span>:主项/小项（是否为主项） 标签类型：下拉框（是/否） 必填<text:bookmark-start text:name="__DdeLink__1277_581673998221"/></text:p>
      <text:p text:style-name="P13"><text:tab/><text:tab/><text:tab/><text:tab/><text:bookmark-start text:name="__DdeLink__1277_58167399823"/><text:bookmark-end text:name="__DdeLink__1277_581673998221"/></text:p>
      <text:p text:style-name="P7"><text:tab/><text:tab/><text:tab/><text:tab/><text:bookmark-end text:name="__DdeLink__1277_58167399823"/></text:p>
      <text:p text:style-name="P1"/>
      <text:p text:style-name="P1"><text:tab/><text:tab/>导航名_<text:span text:style-name="T6">3</text:span>:技能等级情况概览</text:p>
      <text:p text:style-name="P1"><text:tab/><text:tab/><text:tab/>功能名字_1:列表 <text:s/>功能类型:网格 (有网格/树形/编辑可选)</text:p>
      <text:p text:style-name="P15"><text:tab/><text:tab/><text:tab/><text:tab/><text:bookmark-start text:name="__DdeLink__1277_58167399821"/>字段名称_<text:span text:style-name="T1">1</text:span>:地区<text:bookmark-end text:name="__DdeLink__1277_58167399821"/></text:p>
      <text:p text:style-name="P15"><text:tab/><text:tab/><text:tab/><text:tab/>字段名称_<text:span text:style-name="T1">2</text:span>:体系</text:p>
      <text:p text:style-name="P15"><text:tab/><text:tab/><text:tab/><text:tab/>字段名称_<text:span text:style-name="T5">3</text:span>:部门</text:p>
      <text:p text:style-name="P15"><text:tab/><text:tab/><text:tab/><text:tab/>字段名称_<text:span text:style-name="T5">4</text:span>:岗位</text:p>
      <text:p text:style-name="P15"><text:tab/><text:tab/><text:tab/><text:tab/>字段名称_<text:span text:style-name="T7">5</text:span>:<text:bookmark-start text:name="__DdeLink__983_1826826792231"/>姓名<text:bookmark-end text:name="__DdeLink__983_1826826792231"/><text:tab/></text:p>
      <text:p text:style-name="P15"><text:tab/><text:tab/><text:tab/><text:tab/>字段名称_<text:span text:style-name="T7">6</text:span>:技能定位<text:span text:style-name="T13">-专业（业务范围包含的技能）</text:span></text:p>
      <text:p text:style-name="P15"><text:tab/><text:tab/><text:tab/><text:tab/>字段名称_<text:span text:style-name="T7">7</text:span>:<text:bookmark-start text:name="__DdeLink__991_1826826792231"/>小<text:bookmark-end text:name="__DdeLink__991_1826826792231"/>项主项技能等级</text:p>
      <text:p text:style-name="P15"><text:tab/><text:tab/><text:tab/><text:tab/>字段名称_<text:span text:style-name="T8">8</text:span>:转正技能等级</text:p>
      <text:p text:style-name="P15"><text:tab/><text:tab/><text:tab/><text:tab/>字段名称_<text:span text:style-name="T8">9</text:span>:转正时间</text:p>
      <text:p text:style-name="P15"><text:tab/><text:tab/><text:tab/><text:tab/>字段名称_<text:span text:style-name="T8">10</text:span>:获取时间</text:p>
      <text:p text:style-name="P15"><text:soft-page-break/><text:tab/><text:tab/><text:tab/><text:tab/>字段名称_<text:span text:style-name="T8">11</text:span>:已晋升次数</text:p>
      <text:p text:style-name="P15"><text:tab/><text:tab/><text:tab/><text:tab/>字段名称_<text:span text:style-name="T8">12</text:span>:<text:bookmark-start text:name="__DdeLink__983_18268267922121"/>主项<text:bookmark-end text:name="__DdeLink__983_18268267922121"/>/小项（是否为主项）</text:p>
      <text:p text:style-name="P15"><text:tab/><text:tab/><text:tab/><text:tab/>字段名称_<text:span text:style-name="T8">13</text:span>:小项顺<text:bookmark-start text:name="__DdeLink__991_18268267922131"/>序<text:bookmark-end text:name="__DdeLink__991_18268267922131"/></text:p>
      <text:p text:style-name="P1"><text:tab/><text:tab/><text:tab/><text:tab/></text:p>
      <text:p text:style-name="P1"><text:tab/><text:tab/><text:tab/><text:tab/><text:tab/><text:tab/><text:tab/></text:p>
      <text:p text:style-name="P1"><text:tab/><text:tab/><text:tab/>功能名字_<text:span text:style-name="T3">2</text:span>:添加 <text:s/>功能类型:编辑 (有网格/树形/编辑可选)</text:p>
      <text:p text:style-name="P15"><text:tab/><text:tab/><text:tab/><text:tab/>字段名称_<text:span text:style-name="T1">1</text:span>:地区 <text:s text:c="3"/>标签类型：文本框 必填</text:p>
      <text:p text:style-name="P15"><text:tab/><text:tab/><text:tab/><text:tab/>字段名称_<text:span text:style-name="T1">2</text:span>:体系 <text:s text:c="3"/>标签类型：文本框 必填</text:p>
      <text:p text:style-name="P15"><text:tab/><text:tab/><text:tab/><text:tab/>字段名称_<text:span text:style-name="T5">3</text:span>:部门 <text:s text:c="3"/>标签类型：文本框 必填</text:p>
      <text:p text:style-name="P15"><text:tab/><text:tab/><text:tab/><text:tab/>字段名称_<text:span text:style-name="T5">4</text:span>:岗位 <text:s text:c="3"/>标签类型：文本框 必填</text:p>
      <text:p text:style-name="P15"><text:tab/><text:tab/><text:tab/><text:tab/>字段名称_<text:span text:style-name="T7">5</text:span>:<text:bookmark-start text:name="__DdeLink__983_1826826792235"/>姓名<text:bookmark-end text:name="__DdeLink__983_1826826792235"/><text:tab/>标签类型：文本框 必填</text:p>
      <text:p text:style-name="P15"><text:tab/><text:tab/><text:tab/><text:tab/>字段名称_<text:span text:style-name="T7">6</text:span>:技能定位<text:span text:style-name="T13">-专业（业务范围包含的技能） <text:s/></text:span>标签类型：文本框 必填</text:p>
      <text:p text:style-name="P15"><text:tab/><text:tab/><text:tab/><text:tab/>字段名称_<text:span text:style-name="T7">7</text:span>:<text:bookmark-start text:name="__DdeLink__991_1826826792235"/>小<text:bookmark-end text:name="__DdeLink__991_1826826792235"/>项主项技能等级 <text:s text:c="3"/>标签类型：文本框 必填</text:p>
      <text:p text:style-name="P15"><text:tab/><text:tab/><text:tab/><text:tab/>字段名称_<text:span text:style-name="T8">8</text:span>:转正技能等级 <text:s text:c="6"/>标签类型：文本框 必填</text:p>
      <text:p text:style-name="P15"><text:tab/><text:tab/><text:tab/><text:tab/>字段名称_<text:span text:style-name="T8">9</text:span>:转正时间 <text:s text:c="9"/>标签类型：日期框 必填</text:p>
      <text:p text:style-name="P15"><text:tab/><text:tab/><text:tab/><text:tab/>字段名称_<text:span text:style-name="T8">10</text:span>:获取时间 <text:s text:c="8"/>标签类型：日期框 必填</text:p>
      <text:p text:style-name="P15"><text:tab/><text:tab/><text:tab/><text:tab/>字段名称_<text:span text:style-name="T8">11</text:span>:已晋升次数 <text:s text:c="7"/>标签类型：数值框 必填</text:p>
      <text:p text:style-name="P15"><text:tab/><text:tab/><text:tab/><text:tab/>字段名称_<text:span text:style-name="T8">12</text:span>:<text:bookmark-start text:name="__DdeLink__983_18268267922125"/>主项<text:bookmark-end text:name="__DdeLink__983_18268267922125"/>/小项（是否为主项） <text:s/>标签类型：文本框 必填</text:p>
      <text:p text:style-name="P15"><text:tab/><text:tab/><text:tab/><text:tab/>字段名称_<text:span text:style-name="T8">13</text:span>:小项顺<text:bookmark-start text:name="__DdeLink__991_18268267922135"/>序<text:bookmark-end text:name="__DdeLink__991_18268267922135"/> <text:s text:c="7"/>标签类型：文本框 必填</text:p>
      <text:p text:style-name="P15"/>
      <text:p text:style-name="P1"><text:tab/><text:tab/><text:tab/><text:tab/></text:p>
      <text:p text:style-name="P1"><text:tab/><text:tab/><text:tab/>功能名字_<text:span text:style-name="T4">3</text:span>:编辑 <text:s/>功能类型:编辑 (有网格/树形/编辑可选)</text:p>
      <text:p text:style-name="P15"><text:tab/><text:tab/><text:tab/><text:tab/>字段名称_<text:span text:style-name="T1">1</text:span>:地区 <text:s text:c="3"/>标签类型：文本框 必填</text:p>
      <text:p text:style-name="P15"><text:tab/><text:tab/><text:tab/><text:tab/>字段名称_<text:span text:style-name="T1">2</text:span>:体系 <text:s text:c="3"/>标签类型：文本框 必填</text:p>
      <text:p text:style-name="P15"><text:tab/><text:tab/><text:tab/><text:tab/>字段名称_<text:span text:style-name="T5">3</text:span>:部门 <text:s text:c="3"/>标签类型：文本框 必填</text:p>
      <text:p text:style-name="P15"><text:tab/><text:tab/><text:tab/><text:tab/>字段名称_<text:span text:style-name="T5">4</text:span>:岗位 <text:s text:c="3"/>标签类型：文本框 必填</text:p>
      <text:p text:style-name="P15"><text:tab/><text:tab/><text:tab/><text:tab/>字段名称_<text:span text:style-name="T7">5</text:span>:<text:bookmark-start text:name="__DdeLink__983_1826826792236"/>姓名<text:bookmark-end text:name="__DdeLink__983_1826826792236"/><text:tab/>标签类型：文本框 必填</text:p>
      <text:p text:style-name="P15"><text:tab/><text:tab/><text:tab/><text:tab/>字段名称_<text:span text:style-name="T7">6</text:span>:技能定位<text:span text:style-name="T13">-专业（业务范围包含的技能） <text:s/></text:span>标签类型：文本框 必填</text:p>
      <text:p text:style-name="P15"><text:tab/><text:tab/><text:tab/><text:tab/>字段名称_<text:span text:style-name="T7">7</text:span>:<text:bookmark-start text:name="__DdeLink__991_1826826792236"/>小<text:bookmark-end text:name="__DdeLink__991_1826826792236"/>项主项技能等级 <text:s text:c="3"/>标签类型：文本框 必填</text:p>
      <text:p text:style-name="P15"><text:tab/><text:tab/><text:tab/><text:tab/>字段名称_<text:span text:style-name="T8">8</text:span>:转正技能等级 <text:s text:c="6"/>标签类型：文本框 必填</text:p>
      <text:p text:style-name="P15"><text:tab/><text:tab/><text:tab/><text:tab/>字段名称_<text:span text:style-name="T8">9</text:span>:转正时间 <text:s text:c="9"/>标签类型：日期框 必填</text:p>
      <text:p text:style-name="P15"><text:tab/><text:tab/><text:tab/><text:tab/>字段名称_<text:span text:style-name="T8">10</text:span>:获取时间 <text:s text:c="8"/>标签类型：日期框 必填</text:p>
      <text:p text:style-name="P15"><text:tab/><text:tab/><text:tab/><text:tab/>字段名称_<text:span text:style-name="T8">11</text:span>:已晋升次数 <text:s text:c="7"/>标签类型：数值框 必填</text:p>
      <text:p text:style-name="P15"><text:tab/><text:tab/><text:tab/><text:tab/>字段名称_<text:span text:style-name="T8">12</text:span>:<text:bookmark-start text:name="__DdeLink__983_18268267922126"/>主项<text:bookmark-end text:name="__DdeLink__983_18268267922126"/>/小项（是否为主项） <text:s/>标签类型：文本框 必填</text:p>
      <text:p text:style-name="P15"><text:span text:style-name="T18"><text:tab/><text:tab/><text:tab/><text:tab/>字段名称_</text:span><text:span text:style-name="T19">13</text:span><text:span text:style-name="T18">:小项顺</text:span><text:bookmark-start text:name="__DdeLink__991_18268267922136"/><text:span text:style-name="T18">序</text:span><text:bookmark-end text:name="__DdeLink__991_18268267922136"/><text:span text:style-name="T18"> <text:s text:c="7"/>标签类型：文本框 必填</text:span></text:p>
      <text:p text:style-name="P1"/>
      <text:p text:style-name="P1"><text:tab/><text:tab/><text:tab/>功能名字_<text:span text:style-name="T4">4</text:span>:删除 <text:s/>功能类型:</text:p>
      <text:p text:style-name="P1"/>
      <text:p text:style-name="P8"><text:tab/><text:tab/> 导航名_<text:span text:style-name="T14">4</text:span>:<text:bookmark-start text:name="__DdeLink__1069_1713367133"/>技能<text:bookmark-end text:name="__DdeLink__1069_1713367133"/>晋升申请</text:p>
      <text:p text:style-name="P8"><text:tab/><text:tab/><text:tab/>功能名字_1:列表 <text:s/>功能类型:网格 (有网格/树形/编辑可选)</text:p>
      <text:p text:style-name="P8"><text:tab/><text:tab/><text:tab/><text:tab/><text:bookmark-start text:name="__DdeLink__1277_581673998211"/>字段名称_<text:span text:style-name="T1">1</text:span>:地区</text:p>
      <text:p text:style-name="P8"><text:tab/><text:tab/><text:tab/><text:tab/>字段名称_<text:span text:style-name="T1">2</text:span>:部门/项目组</text:p>
      <text:p text:style-name="P8"><text:tab/><text:tab/><text:tab/><text:tab/>字段名称_<text:span text:style-name="T5">3</text:span>:岗位</text:p>
      <text:p text:style-name="P8"><text:tab/><text:tab/><text:tab/><text:tab/>字段名称_<text:span text:style-name="T5">4</text:span>:姓名</text:p>
      <text:p text:style-name="P8"><text:tab/><text:tab/><text:tab/><text:tab/>字段名称_<text:span text:style-name="T7">5</text:span>:<text:bookmark-start text:name="__DdeLink__983_1826826792233"/>技能<text:bookmark-end text:name="__DdeLink__983_1826826792233"/>定位<text:span text:style-name="T15">-专业</text:span><text:tab/></text:p>
      <text:p text:style-name="P8"><text:tab/><text:tab/><text:tab/><text:tab/>字段名称_<text:span text:style-name="T7">6</text:span>:主项/小项</text:p>
      <text:p text:style-name="P8"><text:tab/><text:tab/><text:tab/><text:tab/>字段名称_<text:span text:style-name="T7">7</text:span>:申请考试/晋升时间</text:p>
      <text:p text:style-name="P8"><text:tab/><text:tab/><text:tab/><text:tab/>字段名称_<text:span text:style-name="T8">8</text:span>:转正技能等级</text:p>
      <text:p text:style-name="P8"><text:tab/><text:tab/><text:tab/><text:tab/>字段名称_<text:span text:style-name="T8">9</text:span>:转正时间</text:p>
      <text:p text:style-name="P8"><text:tab/><text:tab/><text:tab/><text:tab/>字段名称_<text:span text:style-name="T8">10</text:span>:当前技能等级</text:p>
      <text:p text:style-name="P8"><text:tab/><text:tab/><text:tab/><text:tab/>字段名称_<text:span text:style-name="T8">11</text:span>:获取时间</text:p>
      <text:p text:style-name="P8"><text:tab/><text:tab/><text:tab/><text:tab/>字段名称_<text:span text:style-name="T8">12</text:span>:已晋升次数</text:p>
      <text:p text:style-name="P8"><text:tab/><text:tab/><text:tab/><text:tab/>字段名称_<text:span text:style-name="T8">13</text:span>:本次晋升等级</text:p>
      <text:p text:style-name="P8"/>
      <text:p text:style-name="P9"><text:tab/><text:tab/><text:tab/><text:tab/>字段名称_<text:span text:style-name="T16">14</text:span>:是否达到课时完成量</text:p>
      <text:p text:style-name="P9"><text:tab/><text:tab/><text:tab/><text:tab/>字段名称_<text:span text:style-name="T16">15</text:span>:技能水平等级考试成绩</text:p>
      <text:p text:style-name="P26"><text:tab/><text:tab/><text:tab/><text:tab/>字段名称_<text:span text:style-name="T16">16</text:span>:阶段</text:p>
      <text:p text:style-name="P9"/>
      <text:p text:style-name="P33"><text:tab/><text:tab/><text:tab/><text:tab/>字段名称_<text:span text:style-name="T28">17</text:span>:模块负责人审核意见 <text:s text:c="8"/></text:p>
      <text:p text:style-name="P22"><text:tab/><text:tab/><text:tab/><text:tab/>字段名称_<text:span text:style-name="T8">17</text:span>:运营商务部预算模块审核意见 </text:p>
      <text:p text:style-name="P22"><text:soft-page-break/><text:tab/><text:tab/><text:tab/><text:tab/>字段名称_<text:span text:style-name="T8">18</text:span>:项目经理审核意见 <text:s text:c="5"/></text:p>
      <text:p text:style-name="P22"><text:tab/><text:tab/><text:tab/><text:tab/>字段名称_<text:span text:style-name="T8">19</text:span>:综合资源部规划模块审核意见 <text:s text:c="3"/></text:p>
      <text:p text:style-name="P22"><text:tab/><text:tab/><text:tab/><text:tab/>字段名称_<text:span text:style-name="T28">20</text:span>:总经办审核意见 <text:s text:c="2"/></text:p>
      <text:p text:style-name="P10"><text:tab/><text:tab/><text:tab/><text:tab/>字段名称_<text:span text:style-name="T28">21</text:span>:审核状<text:bookmark-end text:name="__DdeLink__1277_581673998211"/>态（审核中/通过/不通过）</text:p>
      <text:p text:style-name="P8"><text:tab/><text:tab/><text:tab/><text:tab/></text:p>
      <text:p text:style-name="P8"><text:tab/><text:tab/><text:tab/><text:tab/><text:tab/><text:tab/><text:tab/></text:p>
      <text:p text:style-name="P8"><text:tab/><text:tab/><text:tab/>功能名字_<text:span text:style-name="T3">2:申请晋升</text:span> <text:s/>功能类型:编辑 (有网格/树形/编辑可选）</text:p>
      <text:p text:style-name="P16"><text:tab/><text:tab/><text:tab/><text:tab/>字段名称_<text:span text:style-name="T1">1</text:span>:地区 <text:s text:c="10"/>标签类型：文本框 必填</text:p>
      <text:p text:style-name="P19"><text:tab/><text:tab/><text:tab/><text:tab/>字段名称_<text:span text:style-name="T1">2</text:span>:部门/项目组 <text:s text:c="4"/>标签类型：文本框 必填</text:p>
      <text:p text:style-name="P19"><text:tab/><text:tab/><text:tab/><text:tab/>字段名称_<text:span text:style-name="T5">3</text:span>:岗位 <text:s text:c="10"/><text:span text:style-name="T18">标签类型：文本框 必填</text:span></text:p>
      <text:p text:style-name="P19"><text:tab/><text:tab/><text:tab/><text:tab/>字段名称_<text:span text:style-name="T5">4</text:span>:姓名 <text:s text:c="10"/>标签类型：文本框 必填 </text:p>
      <text:p text:style-name="P19"><text:tab/><text:tab/><text:tab/><text:tab/>字段名称_<text:span text:style-name="T7">5</text:span>:<text:bookmark-start text:name="__DdeLink__983_18268267922331"/>技能<text:bookmark-end text:name="__DdeLink__983_18268267922331"/>定位<text:span text:style-name="T15">-专业</text:span><text:tab/> 标签类型：文本框 必填</text:p>
      <text:p text:style-name="P19"><text:tab/><text:tab/><text:tab/><text:tab/>字段名称_<text:span text:style-name="T7">6</text:span>:主项/小项 <text:s text:c="9"/>标签类型：下拉框（是/否） 必填</text:p>
      <text:p text:style-name="P19"><text:tab/><text:tab/><text:tab/><text:tab/>字段名称_<text:span text:style-name="T7">7</text:span>:申请考试/晋升时间 <text:s text:c="4"/>标签类型：文本框 必填</text:p>
      <text:p text:style-name="P19"><text:tab/><text:tab/><text:tab/><text:tab/>字段名称_<text:span text:style-name="T8">8</text:span>:转正技能等级 <text:s text:c="7"/>标签类型：文本框 必填</text:p>
      <text:p text:style-name="P19"><text:tab/><text:tab/><text:tab/><text:tab/>字段名称_<text:span text:style-name="T8">9</text:span>:转正时间 <text:s text:c="9"/>标签类型：日期框 必填</text:p>
      <text:p text:style-name="P19"><text:tab/><text:tab/><text:tab/><text:tab/>字段名称_<text:span text:style-name="T8">10</text:span>:当前技能等级 <text:s text:c="6"/>标签类型：文本框 必填</text:p>
      <text:p text:style-name="P19"><text:tab/><text:tab/><text:tab/><text:tab/>字段名称_<text:span text:style-name="T8">11</text:span>:获取时间 <text:s text:c="8"/>标签类型：日期框 必填</text:p>
      <text:p text:style-name="P19"><text:tab/><text:tab/><text:tab/><text:tab/>字段名称_<text:span text:style-name="T8">12</text:span>:已晋升次数 <text:s text:c="4"/>标签类型：数值框 必填</text:p>
      <text:p text:style-name="P19"><text:tab/><text:tab/><text:tab/><text:tab/>字段名称_<text:span text:style-name="T8">13</text:span>:本次晋升等级 <text:s text:c="3"/>标签类型：文本框 必填</text:p>
      <text:p text:style-name="P22"><text:tab/><text:tab/><text:tab/><text:tab/></text:p>
      <text:p text:style-name="P16"/>
      <text:p text:style-name="P18"><text:tab/><text:tab/><text:tab/>功能名字_<text:span text:style-name="T20">3:综合素养补充</text:span> <text:s/>功能类型:编辑 (有网格/树形/编辑可选）</text:p>
      <text:p text:style-name="P20"><text:tab/><text:tab/><text:tab/><text:tab/>字段名称_<text:span text:style-name="T1">1</text:span>:是否达到课时完成量 <text:s text:c="3"/>标签类型：下拉框（是/否） 必填</text:p>
      <text:p text:style-name="P20"><text:tab/><text:tab/><text:tab/><text:tab/>字段名称_<text:span text:style-name="T1">2</text:span>:技能水平等级考试成绩 标签类型：数值框 必填</text:p>
      <text:p text:style-name="P20"><text:tab/></text:p>
      <text:p text:style-name="P21"><text:tab/><text:tab/><text:tab/>功能名字_<text:span text:style-name="T21">4:负责人审核</text:span> <text:s/>功能类型:</text:p>
      <text:p text:style-name="P30"><text:span text:style-name="T26"><text:tab/><text:tab/><text:tab/><text:tab/>字段名称_</text:span><text:span text:style-name="T27">1</text:span><text:span text:style-name="T26">:</text:span><text:span text:style-name="T23">模块负责人审核意见 <text:s/></text:span></text:p>
      <text:p text:style-name="P31"/>
      <text:p text:style-name="P21"/>
      <text:p text:style-name="P21"><text:tab/><text:tab/><text:tab/>功能名字_<text:span text:style-name="T21">5:预算审核</text:span> <text:s/>功能类型:</text:p>
      <text:p text:style-name="P23"><text:tab/><text:tab/><text:tab/><text:tab/>字段名称_<text:span text:style-name="T1">1</text:span>:运营商务部预算模块审核意见 </text:p>
      <text:p text:style-name="P21"/>
      <text:p text:style-name="P21"><text:tab/><text:tab/><text:tab/>功能名字_<text:span text:style-name="T21">6:项目经理审核</text:span> 功能类型:</text:p>
      <text:p text:style-name="P23"><text:tab/><text:tab/><text:tab/><text:tab/>字段名称_<text:span text:style-name="T1">1</text:span>:项目经理审核意见 <text:s text:c="5"/></text:p>
      <text:p text:style-name="P21"/>
      <text:p text:style-name="P21"><text:tab/><text:tab/><text:tab/>功能名字_<text:span text:style-name="T21">7:规划模块审核</text:span> <text:s/>功能类型:</text:p>
      <text:p text:style-name="P23"><text:tab/><text:tab/><text:tab/><text:tab/>字段名称_<text:span text:style-name="T1">1</text:span>:综合资源部规划模块审核意见 <text:s text:c="2"/></text:p>
      <text:p text:style-name="P23"/>
      <text:p text:style-name="P21"><text:tab/><text:tab/><text:tab/>功能名字_<text:span text:style-name="T21">8:总经办审核</text:span> <text:s/>功能类型:</text:p>
      <text:p text:style-name="P26"><text:tab/><text:tab/><text:tab/><text:tab/>字段名称_<text:span text:style-name="T1">1</text:span>:总经办审核意见 <text:s/></text:p>
      <text:p text:style-name="P26"><text:tab/><text:tab/><text:tab/><text:tab/>字段名称_<text:span text:style-name="T32">2</text:span>:审核状态 <text:s/></text:p>
      <text:p text:style-name="P16"><text:tab/><text:tab/><text:tab/></text:p>
      <text:p text:style-name="P16"/>
      <text:p text:style-name="P8"><text:tab/><text:tab/> 导航名_<text:span text:style-name="T17">5</text:span>:员工已晋升情况</text:p>
      <text:p text:style-name="P8"><text:tab/><text:tab/><text:tab/>功能名字_1:列表 <text:s/>功能类型:网格 (有网格/树形/编辑可选)</text:p>
      <text:p text:style-name="P8"><text:tab/><text:tab/><text:tab/><text:tab/><text:bookmark-start text:name="__DdeLink__1277_581673998212"/>字段名称_<text:span text:style-name="T1">1</text:span>:部门</text:p>
      <text:p text:style-name="P8"><text:tab/><text:tab/><text:tab/><text:tab/>字段名称_<text:span text:style-name="T1">2</text:span>:项目组</text:p>
      <text:p text:style-name="P8"><text:tab/><text:tab/><text:tab/><text:tab/>字段名称_<text:span text:style-name="T5">3</text:span>:姓名</text:p>
      <text:p text:style-name="P8"><text:tab/><text:tab/><text:tab/><text:tab/>字段名称_<text:span text:style-name="T5">4</text:span>:岗位</text:p>
      <text:p text:style-name="P8"><text:tab/><text:tab/><text:tab/><text:tab/>字段名称_<text:span text:style-name="T7">5</text:span>:<text:bookmark-start text:name="__DdeLink__983_1826826792234"/>渠道<text:bookmark-end text:name="__DdeLink__983_1826826792234"/><text:tab/></text:p>
      <text:p text:style-name="P8"><text:tab/><text:tab/><text:tab/><text:tab/>字段名称_<text:span text:style-name="T7">6</text:span>:时间</text:p>
      <text:p text:style-name="P8"><text:tab/><text:tab/><text:tab/><text:tab/>字段名称_<text:span text:style-name="T7">7</text:span>:晋升前（不包括各项补助）</text:p>
      <text:p text:style-name="P8"><text:tab/><text:tab/><text:tab/><text:tab/>字段名称_<text:span text:style-name="T8">8</text:span>:晋升后（不包括各项补助）</text:p>
      <text:p text:style-name="P28"><text:tab/><text:tab/><text:tab/><text:tab/>字段名称_<text:span text:style-name="T8">9</text:span>:幅度<text:span text:style-name="T34">(晋升后-晋升前)</text:span></text:p>
      <text:p text:style-name="P8"><text:tab/><text:tab/><text:tab/><text:tab/>字段名称_<text:span text:style-name="T8">10</text:span>:总幅度</text:p>
      <text:p text:style-name="P8"><text:tab/><text:tab/><text:tab/><text:tab/>字段名称_<text:span text:style-name="T8">11</text:span>:状态</text:p>
      <text:p text:style-name="P8"><text:tab/><text:tab/><text:tab/><text:tab/><text:bookmark-end text:name="__DdeLink__1277_581673998212"/></text:p>
      <text:p text:style-name="P8"><text:tab/><text:tab/><text:tab/><text:tab/><text:tab/><text:tab/><text:tab/></text:p>
      <text:p text:style-name="P8"><text:tab/><text:tab/><text:tab/>功能名字_<text:span text:style-name="T3">2</text:span>:添加 <text:s/>功能类型:编辑 (有网格/树形/编辑可选）</text:p>
      <text:p text:style-name="P17"><text:soft-page-break/><text:tab/><text:tab/><text:tab/><text:tab/>字段名称_<text:span text:style-name="T1">1</text:span>:部门 <text:s text:c="6"/>标签类型：文本框 必填</text:p>
      <text:p text:style-name="P37"><text:tab/><text:tab/><text:tab/><text:tab/>字段名称_<text:span text:style-name="T1">2</text:span>:项目组 <text:s text:c="5"/>标签类型：文本框 必填</text:p>
      <text:p text:style-name="P37"><text:tab/><text:tab/><text:tab/><text:tab/>字段名称_<text:span text:style-name="T5">3</text:span>:姓名 <text:s text:c="9"/>标签类型：文本框 必填</text:p>
      <text:p text:style-name="P37"><text:tab/><text:tab/><text:tab/><text:tab/>字段名称_<text:span text:style-name="T5">4</text:span>:岗位 <text:s text:c="10"/>标签类型：文本框 必填</text:p>
      <text:p text:style-name="P37"><text:tab/><text:tab/><text:tab/><text:tab/>字段名称_<text:span text:style-name="T7">5</text:span>:<text:bookmark-start text:name="__DdeLink__983_18268267922341"/>渠道<text:bookmark-end text:name="__DdeLink__983_18268267922341"/><text:tab/> <text:s text:c="10"/>标签类型：文本框 必填</text:p>
      <text:p text:style-name="P37"><text:tab/><text:tab/><text:tab/><text:tab/>字段名称_<text:span text:style-name="T7">6</text:span>:时间 <text:s text:c="11"/>标签类型：日期框 必填</text:p>
      <text:p text:style-name="P37"><text:tab/><text:tab/><text:tab/><text:tab/>字段名称_<text:span text:style-name="T7">7</text:span>:晋升前（不包括各项补助） <text:s/>标签类型：数值框 必填</text:p>
      <text:p text:style-name="P37"><text:tab/><text:tab/><text:tab/><text:tab/>字段名称_<text:span text:style-name="T8">8</text:span>:晋升后（不包括各项补助） <text:s text:c="2"/>标签类型：数值框 必填</text:p>
      <text:p text:style-name="P37"><text:tab/><text:tab/><text:tab/><text:tab/>字段名称_<text:span text:style-name="T8">10</text:span>:总幅度 <text:s text:c="11"/>标签类型：数值框 必填</text:p>
      <text:p text:style-name="P37"><text:tab/><text:tab/><text:tab/><text:tab/>字段名称_<text:span text:style-name="T8">11</text:span>:状态 <text:s text:c="12"/>标签类型：下拉框（审核中/通过/不通过） 必填</text:p>
      <text:p text:style-name="P1"><text:tab/><text:tab/><text:tab/></text:p>
      <text:p text:style-name="P17"><text:tab/><text:tab/><text:tab/>功能名字_<text:span text:style-name="T4">3</text:span>:编辑 <text:s/>功能类型:编辑 (有网格/树形/编辑可选)</text:p>
      <text:p text:style-name="P38"><text:tab/><text:tab/><text:tab/><text:tab/>字段名称_<text:span text:style-name="T1">1</text:span>:部门 <text:s text:c="6"/>标签类型：文本框 必填</text:p>
      <text:p text:style-name="P38"><text:tab/><text:tab/><text:tab/><text:tab/>字段名称_<text:span text:style-name="T1">2</text:span>:项目组 <text:s text:c="5"/>标签类型：文本框 必填</text:p>
      <text:p text:style-name="P38"><text:tab/><text:tab/><text:tab/><text:tab/>字段名称_<text:span text:style-name="T5">3</text:span>:姓名 <text:s text:c="9"/>标签类型：文本框 必填</text:p>
      <text:p text:style-name="P38"><text:tab/><text:tab/><text:tab/><text:tab/>字段名称_<text:span text:style-name="T5">4</text:span>:岗位 <text:s text:c="10"/>标签类型：文本框 必填</text:p>
      <text:p text:style-name="P38"><text:tab/><text:tab/><text:tab/><text:tab/>字段名称_<text:span text:style-name="T7">5</text:span>:<text:bookmark-start text:name="__DdeLink__983_182682679223411"/>渠道<text:bookmark-end text:name="__DdeLink__983_182682679223411"/><text:tab/> <text:s text:c="10"/>标签类型：文本框 必填</text:p>
      <text:p text:style-name="P38"><text:tab/><text:tab/><text:tab/><text:tab/>字段名称_<text:span text:style-name="T7">6</text:span>:时间 <text:s text:c="11"/>标签类型：日期框 必填</text:p>
      <text:p text:style-name="P38"><text:tab/><text:tab/><text:tab/><text:tab/>字段名称_<text:span text:style-name="T7">7</text:span>:晋升前（不包括各项补助） <text:s/>标签类型：数值框 必填</text:p>
      <text:p text:style-name="P38"><text:tab/><text:tab/><text:tab/><text:tab/>字段名称_<text:span text:style-name="T8">8</text:span>:晋升后（不包括各项补助） <text:s text:c="2"/>标签类型：数值框 必填</text:p>
      <text:p text:style-name="P38"><text:tab/><text:tab/><text:tab/><text:tab/>字段名称_<text:span text:style-name="T8">10</text:span>:总幅度 <text:s text:c="11"/>标签类型：数值框 必填</text:p>
      <text:p text:style-name="P38"><text:tab/><text:tab/><text:tab/><text:tab/>字段名称_<text:span text:style-name="T8">11</text:span>:状态 <text:s text:c="12"/>标签类型：下拉框（审核中/通过/不通过） 必填</text:p>
      <text:p text:style-name="P17"/>
      <text:p text:style-name="P24"><text:tab/><text:tab/><text:tab/>功能名字_<text:span text:style-name="T29">4</text:span>:删除 功能类型:<text:tab/></text:p>
      <text:p text:style-name="P24"/>
      <text:p text:style-name="P25"><text:tab/><text:tab/><text:tab/>功能名字_<text:span text:style-name="T30">5</text:span>:搜索 <text:s/>功能类型:</text:p>
      <text:p text:style-name="P25"/>
      <text:p text:style-name="P25"><text:tab/><text:tab/><text:tab/><text:tab/>字段名称_<text:span text:style-name="T31">1</text:span>:姓名</text:p>
      <text:p text:style-name="P25"><text:tab/><text:tab/><text:tab/><text:tab/>字段名称_<text:span text:style-name="T31">2</text:span>:时间</text:p>
      <text:p text:style-name="P25"><text:tab/><text:tab/><text:tab/><text:tab/>字段名称_<text:span text:style-name="T31">3</text:span>:<text:bookmark-start text:name="__DdeLink__983_182682679223412"/>状态<text:bookmark-end text:name="__DdeLink__983_182682679223412"/><text:tab/></text:p>
      <text:p text:style-name="P25"/>
      <text:p text:style-name="P29"><text:tab/><text:tab/><text:tab/>功能名字_<text:span text:style-name="T35">6</text:span>:汇总 <text:s/>功能类型:</text:p>
      <text:p text:style-name="P29"><text:tab/><text:tab/><text:tab/><text:tab/>字段名称_<text:span text:style-name="T31">1</text:span>:姓名</text:p>
      <text:p text:style-name="P29"><text:tab/><text:tab/><text:tab/><text:tab/>字段名称_<text:span text:style-name="T31">2</text:span>:时间</text:p>
      <text:p text:style-name="P29"><text:tab/><text:tab/><text:tab/><text:tab/>字段名称_<text:span text:style-name="T31">3</text:span>:<text:bookmark-start text:name="__DdeLink__983_1826826792234121"/>状态<text:bookmark-end text:name="__DdeLink__983_1826826792234121"/><text:tab/></text:p>
      <text:p text:style-name="P29">表头为 ：部门/姓名/岗位/渠道/时间/晋升前（不包括各项补助）/晋升后（不包括各项补助）/幅度/总幅度/状态</text:p>
      <text:p text:style-name="P29"/>
      <text:p text:style-name="P25"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???? CN Bold" svg:font-family="'???? CN Bold'"/>
    <style:font-face style:name="DejaVu Sans Mono" svg:font-family="'DejaVu Sans Mono'"/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2T14:39:39.996849723</meta:creation-date>
    <dc:date>2017-07-19T15:13:04.120503517</dc:date>
    <meta:editing-duration>P1DT4H18M10S</meta:editing-duration>
    <meta:editing-cycles>62</meta:editing-cycles>
    <meta:generator>LibreOffice/5.2.6.1$Linux_X86_64 LibreOffice_project/20$Build-1</meta:generator>
    <meta:document-statistic meta:table-count="0" meta:image-count="0" meta:object-count="0" meta:page-count="5" meta:paragraph-count="258" meta:word-count="4067" meta:character-count="6551" meta:non-whitespace-character-count="4591"/>
  </office:meta>
</office:document-meta>
</file>